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
      <style:text-properties officeooo:rsid="0021a1ed" officeooo:paragraph-rsid="0021a1ed"/>
    </style:style>
    <style:style style:name="P12" style:family="paragraph" style:parent-style-name="Text_20_body">
      <style:text-properties officeooo:rsid="0021a1ed" officeooo:paragraph-rsid="0021a1ed"/>
    </style:style>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5">
      <style:paragraph-properties fo:margin-top="0in" fo:margin-bottom="0in" loext:contextual-spacing="false"/>
    </style:style>
    <style:style style:name="P16" style:family="paragraph" style:parent-style-name="Text_20_body" style:list-style-name="L7">
      <style:paragraph-properties fo:margin-top="0in" fo:margin-bottom="0in" loext:contextual-spacing="false"/>
    </style:style>
    <style:style style:name="P17" style:family="paragraph" style:parent-style-name="Text_20_body" style:list-style-name="L9">
      <style:paragraph-properties fo:margin-top="0in" fo:margin-bottom="0in" loext:contextual-spacing="false"/>
    </style:style>
    <style:style style:name="P18" style:family="paragraph" style:parent-style-name="Text_20_body" style:list-style-name="L11">
      <style:paragraph-properties fo:margin-top="0in" fo:margin-bottom="0in" loext:contextual-spacing="false"/>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11">Title:</text:p>
        </text:list-header>
      </text:list>
      <text:p text:style-name="P12"><text:tab/>Work type: Interactive graphical computer program in Processing</text:p>
      <text:p text:style-name="P12"><text:tab/>Name: Elliot</text:p>
      <text:p text:style-name="P12">Work Description: This </text:p>
      <text:p text:style-name="P12"/>
      <text:list xml:id="list184819356169616" text:continue-numbering="true" text:style-name="L1">
        <text:list-item>
          <text:p text:style-name="P1"/>
        </text:list-item>
        <text:list-item>
          <text:p text:style-name="P1"/>
        </text:list-item>
        <text:list-item>
          <text:p text:style-name="P1">Page 1 (Description) </text:p>
        </text:list-item>
      </text:list>
      <text:list xml:id="list3415850734" text:style-name="L2">
        <text:list-item>
          <text:p text:style-name="P13">Title of piece </text:p>
        </text:list-item>
        <text:list-item>
          <text:p text:style-name="P13">Type of project (app, tool, experiment, upgrade, library, fork) (see below) </text:p>
        </text:list-item>
        <text:list-item>
          <text:p text:style-name="P13">Your name </text:p>
        </text:list-item>
        <text:list-item>
          <text:p text:style-name="P13">300 words description of the work </text:p>
        </text:list-item>
        <text:list-item>
          <text:p text:style-name="P13">300 words describing your <text:span text:style-name="Strong_20_Emphasis">intention</text:span>: here you should explain <text:span text:style-name="Strong_20_Emphasis">why</text:span> you want to make this particular project </text:p>
          <text:list>
            <text:list-item>
              <text:p text:style-name="P13">Avoid sentences such as “I chose to make a game of Pong because I loved the original game of Pong” or “I did a software using genetic algorithms because it is cool”. </text:p>
            </text:list-item>
            <text:list-item>
              <text:p text:style-name="P2">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3">Page 2 (Framing) Choose 3 works that inspired your project and/or that are similar to it or to some aspects of it. For each work give: </text:p>
        </text:list-item>
      </text:list>
      <text:list xml:id="list1296181948" text:style-name="L4">
        <text:list-item>
          <text:p text:style-name="P14">the URL of the project or the bibliography reference </text:p>
        </text:list-item>
        <text:list-item>
          <text:p text:style-name="P4">Short description (100 words) <text:span text:style-name="Strong_20_Emphasis">in your own words</text:span> (no copy-paste) </text:p>
        </text:list-item>
      </text:list>
      <text:list xml:id="list3741602943" text:style-name="L5">
        <text:list-item>
          <text:p text:style-name="P15">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5">Page 4 (Roadmap) </text:p>
        </text:list-item>
      </text:list>
      <text:list xml:id="list1799861225" text:style-name="L7">
        <text:list-item>
          <text:p text:style-name="P16">A detailed list of all planned features for your final project </text:p>
        </text:list-item>
        <text:list-item>
          <text:p text:style-name="P16">An estimate (in hours) of how much time you estimate for each of these features (*) </text:p>
        </text:list-item>
        <text:list-item>
          <text:p text:style-name="P16">The current completion of these features (eg. in %) </text:p>
        </text:list-item>
        <text:list-item>
          <text:p text:style-name="P16">The number of hours spent thus far on each feature </text:p>
        </text:list-item>
        <text:list-item>
          <text:p text:style-name="P6">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7">Page 5 (Calendar) </text:p>
        </text:list-item>
      </text:list>
      <text:list xml:id="list1500857999" text:style-name="L9">
        <text:list-item>
          <text:p text:style-name="P17">Make a schedule for the different features to implement for your project. </text:p>
        </text:list-item>
        <text:list-item>
          <text:p text:style-name="P17"><text:soft-page-break/>Your calendar should take into account the following deadlines: </text:p>
          <text:list>
            <text:list-item>
              <text:p text:style-name="P17">April 25th <text:span text:style-name="del">23rd</text:span>: Prototype presentation </text:p>
            </text:list-item>
            <text:list-item>
              <text:p text:style-name="P17">May 2nd: Final project presentation </text:p>
            </text:list-item>
          </text:list>
        </text:list-item>
        <text:list-item>
          <text:p text:style-name="P8">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9">Appendix (Sketches/images) </text:p>
        </text:list-item>
      </text:list>
      <text:list xml:id="list3694448060" text:style-name="L11">
        <text:list-item>
          <text:p text:style-name="P18">The sketches you did in preparation of your project </text:p>
        </text:list-item>
        <text:list-item>
          <text:p text:style-name="P18">One or more screenshots if you have already made some mockups/experiments/prototypes </text:p>
        </text:list-item>
        <text:list-item>
          <text:p text:style-name="P10">Links to videos / videocasts that you did of 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18:48:18.535930302</dc:date>
    <meta:editing-duration>PT2M15S</meta:editing-duration>
    <meta:editing-cycles>2</meta:editing-cycles>
    <meta:generator>LibreOffice/5.4.2.2.0$Linux_X86_64 LibreOffice_project/40m0$Build-2</meta:generator>
    <meta:document-statistic meta:table-count="0" meta:image-count="0" meta:object-count="0" meta:page-count="2" meta:paragraph-count="34" meta:word-count="486" meta:character-count="2705" meta:non-whitespace-character-count="2252"/>
  </office:meta>
</office:document-meta>
</file>